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10240 ref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swap out</text:p>
          </table:table-cell>
          <table:table-cell office:value-type="string" calcext:value-type="string">
            <text:p>swap in</text:p>
          </table:table-cell>
          <table:table-cell office:value-type="string" calcext:value-type="string">
            <text:p>hit ratio</text:p>
          </table:table-cell>
          <table:table-cell office:value-type="string" calcext:value-type="string">
            <text:p>Hdd-swap (us)</text:p>
          </table:table-cell>
          <table:table-cell office:value-type="string" calcext:value-type="string">
            <text:p>Ssd-swap (us)</text:p>
          </table:table-cell>
          <table:table-cell office:value-type="string" calcext:value-type="string">
            <text:p>Pcm-swap (us)</text:p>
          </table:table-cell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5052" calcext:value-type="float">
            <text:p>5052</text:p>
          </table:table-cell>
          <table:table-cell office:value-type="float" office:value="5188" calcext:value-type="float">
            <text:p>5188</text:p>
          </table:table-cell>
          <table:table-cell office:value-type="float" office:value="318" calcext:value-type="float">
            <text:p>318</text:p>
          </table:table-cell>
          <table:table-cell office:value-type="float" office:value="4860" calcext:value-type="float">
            <text:p>4860</text:p>
          </table:table-cell>
          <table:table-cell office:value-type="float" office:value="0.493359" calcext:value-type="float">
            <text:p>0.493359</text:p>
          </table:table-cell>
          <table:table-cell office:value-type="float" office:value="26208000" calcext:value-type="float">
            <text:p>26208000</text:p>
          </table:table-cell>
          <table:table-cell office:value-type="float" office:value="232800" calcext:value-type="float">
            <text:p>232800</text:p>
          </table:table-cell>
          <table:table-cell office:value-type="float" office:value="474.9" calcext:value-type="float">
            <text:p>474.9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5216" calcext:value-type="float">
            <text:p>5216</text:p>
          </table:table-cell>
          <table:table-cell office:value-type="float" office:value="5024" calcext:value-type="float">
            <text:p>5024</text:p>
          </table:table-cell>
          <table:table-cell office:value-type="float" office:value="324" calcext:value-type="float">
            <text:p>324</text:p>
          </table:table-cell>
          <table:table-cell office:value-type="float" office:value="4690" calcext:value-type="float">
            <text:p>4690</text:p>
          </table:table-cell>
          <table:table-cell office:value-type="float" office:value="0.509375" calcext:value-type="float">
            <text:p>0.509375</text:p>
          </table:table-cell>
          <table:table-cell office:value-type="float" office:value="25394000" calcext:value-type="float">
            <text:p>25394000</text:p>
          </table:table-cell>
          <table:table-cell office:value-type="float" office:value="230650" calcext:value-type="float">
            <text:p>230650</text:p>
          </table:table-cell>
          <table:table-cell office:value-type="float" office:value="466.85" calcext:value-type="float">
            <text:p>466.85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5110" calcext:value-type="float">
            <text:p>5110</text:p>
          </table:table-cell>
          <table:table-cell office:value-type="float" office:value="5130" calcext:value-type="float">
            <text:p>5130</text:p>
          </table:table-cell>
          <table:table-cell office:value-type="float" office:value="328" calcext:value-type="float">
            <text:p>328</text:p>
          </table:table-cell>
          <table:table-cell office:value-type="float" office:value="4792" calcext:value-type="float">
            <text:p>4792</text:p>
          </table:table-cell>
          <table:table-cell office:value-type="float" office:value="0.499023" calcext:value-type="float">
            <text:p>0.499023</text:p>
          </table:table-cell>
          <table:table-cell office:value-type="float" office:value="25928000" calcext:value-type="float">
            <text:p>25928000</text:p>
          </table:table-cell>
          <table:table-cell office:value-type="float" office:value="234600" calcext:value-type="float">
            <text:p>234600</text:p>
          </table:table-cell>
          <table:table-cell office:value-type="float" office:value="475.48" calcext:value-type="float">
            <text:p>475.48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5046" calcext:value-type="float">
            <text:p>5046</text:p>
          </table:table-cell>
          <table:table-cell office:value-type="float" office:value="5194" calcext:value-type="float">
            <text:p>5194</text:p>
          </table:table-cell>
          <table:table-cell office:value-type="float" office:value="309" calcext:value-type="float">
            <text:p>309</text:p>
          </table:table-cell>
          <table:table-cell office:value-type="float" office:value="4875" calcext:value-type="float">
            <text:p>4875</text:p>
          </table:table-cell>
          <table:table-cell office:value-type="float" office:value="0.492773" calcext:value-type="float">
            <text:p>0.492773</text:p>
          </table:table-cell>
          <table:table-cell office:value-type="float" office:value="26229000" calcext:value-type="float">
            <text:p>26229000</text:p>
          </table:table-cell>
          <table:table-cell office:value-type="float" office:value="230025" calcext:value-type="float">
            <text:p>230025</text:p>
          </table:table-cell>
          <table:table-cell office:value-type="float" office:value="471.375" calcext:value-type="float">
            <text:p>471.375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5105" calcext:value-type="float">
            <text:p>5105</text:p>
          </table:table-cell>
          <table:table-cell office:value-type="float" office:value="5135" calcext:value-type="float">
            <text:p>5135</text:p>
          </table:table-cell>
          <table:table-cell office:value-type="float" office:value="310" calcext:value-type="float">
            <text:p>310</text:p>
          </table:table-cell>
          <table:table-cell office:value-type="float" office:value="4815" calcext:value-type="float">
            <text:p>4815</text:p>
          </table:table-cell>
          <table:table-cell office:value-type="float" office:value="0.498535" calcext:value-type="float">
            <text:p>0.498535</text:p>
          </table:table-cell>
          <table:table-cell office:value-type="float" office:value="25935000" calcext:value-type="float">
            <text:p>25935000</text:p>
          </table:table-cell>
          <table:table-cell office:value-type="float" office:value="228875" calcext:value-type="float">
            <text:p>228875</text:p>
          </table:table-cell>
          <table:table-cell office:value-type="float" office:value="467.975" calcext:value-type="float">
            <text:p>467.975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5106" calcext:value-type="float">
            <text:p>5106</text:p>
          </table:table-cell>
          <table:table-cell office:value-type="float" office:value="5134" calcext:value-type="float">
            <text:p>5134</text:p>
          </table:table-cell>
          <table:table-cell office:value-type="float" office:value="301" calcext:value-type="float">
            <text:p>301</text:p>
          </table:table-cell>
          <table:table-cell office:value-type="float" office:value="4823" calcext:value-type="float">
            <text:p>4823</text:p>
          </table:table-cell>
          <table:table-cell office:value-type="float" office:value="0.498633" calcext:value-type="float">
            <text:p>0.498633</text:p>
          </table:table-cell>
          <table:table-cell office:value-type="float" office:value="25921000" calcext:value-type="float">
            <text:p>25921000</text:p>
          </table:table-cell>
          <table:table-cell office:value-type="float" office:value="225925" calcext:value-type="float">
            <text:p>225925</text:p>
          </table:table-cell>
          <table:table-cell office:value-type="float" office:value="463.995" calcext:value-type="float">
            <text:p>463.995</text:p>
          </table:table-cell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5181" calcext:value-type="float">
            <text:p>5181</text:p>
          </table:table-cell>
          <table:table-cell office:value-type="float" office:value="5059" calcext:value-type="float">
            <text:p>5059</text:p>
          </table:table-cell>
          <table:table-cell office:value-type="float" office:value="298" calcext:value-type="float">
            <text:p>298</text:p>
          </table:table-cell>
          <table:table-cell office:value-type="float" office:value="4751" calcext:value-type="float">
            <text:p>4751</text:p>
          </table:table-cell>
          <table:table-cell office:value-type="float" office:value="0.505957" calcext:value-type="float">
            <text:p>0.505957</text:p>
          </table:table-cell>
          <table:table-cell office:value-type="float" office:value="25543000" calcext:value-type="float">
            <text:p>25543000</text:p>
          </table:table-cell>
          <table:table-cell office:value-type="float" office:value="223075" calcext:value-type="float">
            <text:p>223075</text:p>
          </table:table-cell>
          <table:table-cell office:value-type="float" office:value="457.815" calcext:value-type="float">
            <text:p>457.815</text:p>
          </table:table-cell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5116" calcext:value-type="float">
            <text:p>5116</text:p>
          </table:table-cell>
          <table:table-cell office:value-type="float" office:value="5124" calcext:value-type="float">
            <text:p>5124</text:p>
          </table:table-cell>
          <table:table-cell office:value-type="float" office:value="309" calcext:value-type="float">
            <text:p>309</text:p>
          </table:table-cell>
          <table:table-cell office:value-type="float" office:value="4805" calcext:value-type="float">
            <text:p>4805</text:p>
          </table:table-cell>
          <table:table-cell office:value-type="float" office:value="0.499609" calcext:value-type="float">
            <text:p>0.499609</text:p>
          </table:table-cell>
          <table:table-cell office:value-type="float" office:value="25879000" calcext:value-type="float">
            <text:p>25879000</text:p>
          </table:table-cell>
          <table:table-cell office:value-type="float" office:value="228275" calcext:value-type="float">
            <text:p>228275</text:p>
          </table:table-cell>
          <table:table-cell office:value-type="float" office:value="466.825" calcext:value-type="float">
            <text:p>466.825</text:p>
          </table:table-cell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5102" calcext:value-type="float">
            <text:p>5102</text:p>
          </table:table-cell>
          <table:table-cell office:value-type="float" office:value="5138" calcext:value-type="float">
            <text:p>5138</text:p>
          </table:table-cell>
          <table:table-cell office:value-type="float" office:value="289" calcext:value-type="float">
            <text:p>289</text:p>
          </table:table-cell>
          <table:table-cell office:value-type="float" office:value="4839" calcext:value-type="float">
            <text:p>4839</text:p>
          </table:table-cell>
          <table:table-cell office:value-type="float" office:value="0.498242" calcext:value-type="float">
            <text:p>0.498242</text:p>
          </table:table-cell>
          <table:table-cell office:value-type="float" office:value="25929000" calcext:value-type="float">
            <text:p>25929000</text:p>
          </table:table-cell>
          <table:table-cell office:value-type="float" office:value="222125" calcext:value-type="float">
            <text:p>222125</text:p>
          </table:table-cell>
          <table:table-cell office:value-type="float" office:value="459.035" calcext:value-type="float">
            <text:p>459.035</text:p>
          </table:table-cell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5099" calcext:value-type="float">
            <text:p>5099</text:p>
          </table:table-cell>
          <table:table-cell office:value-type="float" office:value="5141" calcext:value-type="float">
            <text:p>5141</text:p>
          </table:table-cell>
          <table:table-cell office:value-type="float" office:value="300" calcext:value-type="float">
            <text:p>300</text:p>
          </table:table-cell>
          <table:table-cell office:value-type="float" office:value="4831" calcext:value-type="float">
            <text:p>4831</text:p>
          </table:table-cell>
          <table:table-cell office:value-type="float" office:value="0.497949" calcext:value-type="float">
            <text:p>0.497949</text:p>
          </table:table-cell>
          <table:table-cell office:value-type="float" office:value="25955000" calcext:value-type="float">
            <text:p>25955000</text:p>
          </table:table-cell>
          <table:table-cell office:value-type="float" office:value="225775" calcext:value-type="float">
            <text:p>225775</text:p>
          </table:table-cell>
          <table:table-cell office:value-type="float" office:value="464.015" calcext:value-type="float">
            <text:p>464.015</text:p>
          </table:table-cell>
        </table:table-row>
        <table:table-row table:style-name="ro1">
          <table:table-cell office:value-type="string" calcext:value-type="string">
            <text:p>avg.</text:p>
          </table:table-cell>
          <table:table-cell table:formula="of:=SUM([.B2:.B11])/10" office:value-type="float" office:value="5113.3" calcext:value-type="float">
            <text:p>5113.3</text:p>
          </table:table-cell>
          <table:table-cell table:formula="of:=SUM([.C2:.C11])/10" office:value-type="float" office:value="5126.7" calcext:value-type="float">
            <text:p>5126.7</text:p>
          </table:table-cell>
          <table:table-cell table:formula="of:=SUM([.D2:.D11])/10" office:value-type="float" office:value="308.6" calcext:value-type="float">
            <text:p>308.6</text:p>
          </table:table-cell>
          <table:table-cell table:formula="of:=SUM([.E2:.E11])/10" office:value-type="float" office:value="4808.1" calcext:value-type="float">
            <text:p>4808.1</text:p>
          </table:table-cell>
          <table:table-cell table:formula="of:=SUM([.F2:.F11])/10" office:value-type="float" office:value="0.4993455" calcext:value-type="float">
            <text:p>0.4993455</text:p>
          </table:table-cell>
          <table:table-cell table:formula="of:=SUM([.G2:.G11])/10" office:value-type="float" office:value="25892100" calcext:value-type="float">
            <text:p>25892100</text:p>
          </table:table-cell>
          <table:table-cell table:formula="of:=SUM([.H2:.H11])/10" office:value-type="float" office:value="228212.5" calcext:value-type="float">
            <text:p>228212.5</text:p>
          </table:table-cell>
          <table:table-cell table:formula="of:=SUM([.I2:.I11])/10" office:value-type="float" office:value="466.8265" calcext:value-type="float">
            <text:p>466.826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20480 ref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1</text:p>
          </table:table-cell>
          <table:table-cell office:value-type="float" office:value="10136" calcext:value-type="float">
            <text:p>10136</text:p>
          </table:table-cell>
          <table:table-cell office:value-type="float" office:value="10344" calcext:value-type="float">
            <text:p>10344</text:p>
          </table:table-cell>
          <table:table-cell office:value-type="float" office:value="595" calcext:value-type="float">
            <text:p>595</text:p>
          </table:table-cell>
          <table:table-cell office:value-type="float" office:value="9739" calcext:value-type="float">
            <text:p>9739</text:p>
          </table:table-cell>
          <table:table-cell office:value-type="float" office:value="0.494922" calcext:value-type="float">
            <text:p>0.494922</text:p>
          </table:table-cell>
          <table:table-cell office:value-type="float" office:value="52265000" calcext:value-type="float">
            <text:p>52265000</text:p>
          </table:table-cell>
          <table:table-cell office:value-type="float" office:value="451725" calcext:value-type="float">
            <text:p>451725</text:p>
          </table:table-cell>
          <table:table-cell office:value-type="float" office:value="930.535" calcext:value-type="float">
            <text:p>930.535</text:p>
          </table:table-cell>
        </table:table-row>
        <table:table-row table:style-name="ro1">
          <table:table-cell office:value-type="string" calcext:value-type="string">
            <text:p>Run 2</text:p>
          </table:table-cell>
          <table:table-cell office:value-type="float" office:value="10142" calcext:value-type="float">
            <text:p>10142</text:p>
          </table:table-cell>
          <table:table-cell office:value-type="float" office:value="10338" calcext:value-type="float">
            <text:p>10338</text:p>
          </table:table-cell>
          <table:table-cell office:value-type="float" office:value="590" calcext:value-type="float">
            <text:p>590</text:p>
          </table:table-cell>
          <table:table-cell office:value-type="float" office:value="9738" calcext:value-type="float">
            <text:p>9738</text:p>
          </table:table-cell>
          <table:table-cell office:value-type="float" office:value="0.495215" calcext:value-type="float">
            <text:p>0.495215</text:p>
          </table:table-cell>
          <table:table-cell office:value-type="float" office:value="52230000" calcext:value-type="float">
            <text:p>52230000</text:p>
          </table:table-cell>
          <table:table-cell office:value-type="float" office:value="449950" calcext:value-type="float">
            <text:p>449950</text:p>
          </table:table-cell>
          <table:table-cell office:value-type="float" office:value="927.97" calcext:value-type="float">
            <text:p>927.97</text:p>
          </table:table-cell>
        </table:table-row>
        <table:table-row table:style-name="ro1">
          <table:table-cell office:value-type="string" calcext:value-type="string">
            <text:p>Run 3</text:p>
          </table:table-cell>
          <table:table-cell office:value-type="float" office:value="10108" calcext:value-type="float">
            <text:p>10108</text:p>
          </table:table-cell>
          <table:table-cell office:value-type="float" office:value="10372" calcext:value-type="float">
            <text:p>10372</text:p>
          </table:table-cell>
          <table:table-cell office:value-type="float" office:value="579" calcext:value-type="float">
            <text:p>579</text:p>
          </table:table-cell>
          <table:table-cell office:value-type="float" office:value="9783" calcext:value-type="float">
            <text:p>9783</text:p>
          </table:table-cell>
          <table:table-cell office:value-type="float" office:value="0.493555" calcext:value-type="float">
            <text:p>0.493555</text:p>
          </table:table-cell>
          <table:table-cell office:value-type="float" office:value="52389000" calcext:value-type="float">
            <text:p>52389000</text:p>
          </table:table-cell>
          <table:table-cell office:value-type="float" office:value="447225" calcext:value-type="float">
            <text:p>447225</text:p>
          </table:table-cell>
          <table:table-cell office:value-type="float" office:value="925.395" calcext:value-type="float">
            <text:p>925.395</text:p>
          </table:table-cell>
        </table:table-row>
        <table:table-row table:style-name="ro1">
          <table:table-cell office:value-type="string" calcext:value-type="string">
            <text:p>Run 4</text:p>
          </table:table-cell>
          <table:table-cell office:value-type="float" office:value="10159" calcext:value-type="float">
            <text:p>10159</text:p>
          </table:table-cell>
          <table:table-cell office:value-type="float" office:value="10321" calcext:value-type="float">
            <text:p>10321</text:p>
          </table:table-cell>
          <table:table-cell office:value-type="float" office:value="560" calcext:value-type="float">
            <text:p>560</text:p>
          </table:table-cell>
          <table:table-cell office:value-type="float" office:value="9751" calcext:value-type="float">
            <text:p>9751</text:p>
          </table:table-cell>
          <table:table-cell office:value-type="float" office:value="0.496045" calcext:value-type="float">
            <text:p>0.496045</text:p>
          </table:table-cell>
          <table:table-cell office:value-type="float" office:value="52115000" calcext:value-type="float">
            <text:p>52115000</text:p>
          </table:table-cell>
          <table:table-cell office:value-type="float" office:value="439775" calcext:value-type="float">
            <text:p>439775</text:p>
          </table:table-cell>
          <table:table-cell office:value-type="float" office:value="913.815" calcext:value-type="float">
            <text:p>913.815</text:p>
          </table:table-cell>
        </table:table-row>
        <table:table-row table:style-name="ro1">
          <table:table-cell office:value-type="string" calcext:value-type="string">
            <text:p>Run 5</text:p>
          </table:table-cell>
          <table:table-cell office:value-type="float" office:value="10146" calcext:value-type="float">
            <text:p>10146</text:p>
          </table:table-cell>
          <table:table-cell office:value-type="float" office:value="10334" calcext:value-type="float">
            <text:p>10334</text:p>
          </table:table-cell>
          <table:table-cell office:value-type="float" office:value="545" calcext:value-type="float">
            <text:p>545</text:p>
          </table:table-cell>
          <table:table-cell office:value-type="float" office:value="9779" calcext:value-type="float">
            <text:p>9779</text:p>
          </table:table-cell>
          <table:table-cell office:value-type="float" office:value="0.49541" calcext:value-type="float">
            <text:p>0.49541</text:p>
          </table:table-cell>
          <table:table-cell office:value-type="float" office:value="52165000" calcext:value-type="float">
            <text:p>52165000</text:p>
          </table:table-cell>
          <table:table-cell office:value-type="float" office:value="435225" calcext:value-type="float">
            <text:p>435225</text:p>
          </table:table-cell>
          <table:table-cell office:value-type="float" office:value="908.135" calcext:value-type="float">
            <text:p>908.135</text:p>
          </table:table-cell>
        </table:table-row>
        <table:table-row table:style-name="ro1">
          <table:table-cell office:value-type="string" calcext:value-type="string">
            <text:p>Run 6</text:p>
          </table:table-cell>
          <table:table-cell office:value-type="float" office:value="10157" calcext:value-type="float">
            <text:p>10157</text:p>
          </table:table-cell>
          <table:table-cell office:value-type="float" office:value="10323" calcext:value-type="float">
            <text:p>10323</text:p>
          </table:table-cell>
          <table:table-cell office:value-type="float" office:value="536" calcext:value-type="float">
            <text:p>536</text:p>
          </table:table-cell>
          <table:table-cell office:value-type="float" office:value="9777" calcext:value-type="float">
            <text:p>9777</text:p>
          </table:table-cell>
          <table:table-cell office:value-type="float" office:value="0.495947" calcext:value-type="float">
            <text:p>0.495947</text:p>
          </table:table-cell>
          <table:table-cell office:value-type="float" office:value="52101000" calcext:value-type="float">
            <text:p>52101000</text:p>
          </table:table-cell>
          <table:table-cell office:value-type="float" office:value="432025" calcext:value-type="float">
            <text:p>432025</text:p>
          </table:table-cell>
          <table:table-cell office:value-type="float" office:value="903.505" calcext:value-type="float">
            <text:p>903.505</text:p>
          </table:table-cell>
        </table:table-row>
        <table:table-row table:style-name="ro1">
          <table:table-cell office:value-type="string" calcext:value-type="string">
            <text:p>Run 7</text:p>
          </table:table-cell>
          <table:table-cell office:value-type="float" office:value="10296" calcext:value-type="float">
            <text:p>10296</text:p>
          </table:table-cell>
          <table:table-cell office:value-type="float" office:value="10184" calcext:value-type="float">
            <text:p>10184</text:p>
          </table:table-cell>
          <table:table-cell office:value-type="float" office:value="547" calcext:value-type="float">
            <text:p>547</text:p>
          </table:table-cell>
          <table:table-cell office:value-type="float" office:value="9627" calcext:value-type="float">
            <text:p>9627</text:p>
          </table:table-cell>
          <table:table-cell office:value-type="float" office:value="0.502734" calcext:value-type="float">
            <text:p>0.502734</text:p>
          </table:table-cell>
          <table:table-cell office:value-type="float" office:value="51417000" calcext:value-type="float">
            <text:p>51417000</text:p>
          </table:table-cell>
          <table:table-cell office:value-type="float" office:value="432125" calcext:value-type="float">
            <text:p>432125</text:p>
          </table:table-cell>
          <table:table-cell office:value-type="float" office:value="899.255" calcext:value-type="float">
            <text:p>899.255</text:p>
          </table:table-cell>
        </table:table-row>
        <table:table-row table:style-name="ro1">
          <table:table-cell office:value-type="string" calcext:value-type="string">
            <text:p>Run 8</text:p>
          </table:table-cell>
          <table:table-cell office:value-type="float" office:value="10326" calcext:value-type="float">
            <text:p>10326</text:p>
          </table:table-cell>
          <table:table-cell office:value-type="float" office:value="10154" calcext:value-type="float">
            <text:p>10154</text:p>
          </table:table-cell>
          <table:table-cell office:value-type="float" office:value="570" calcext:value-type="float">
            <text:p>570</text:p>
          </table:table-cell>
          <table:table-cell office:value-type="float" office:value="9574" calcext:value-type="float">
            <text:p>9574</text:p>
          </table:table-cell>
          <table:table-cell office:value-type="float" office:value="0.504199" calcext:value-type="float">
            <text:p>0.504199</text:p>
          </table:table-cell>
          <table:table-cell office:value-type="float" office:value="51290000" calcext:value-type="float">
            <text:p>51290000</text:p>
          </table:table-cell>
          <table:table-cell office:value-type="float" office:value="438850" calcext:value-type="float">
            <text:p>438850</text:p>
          </table:table-cell>
          <table:table-cell office:value-type="float" office:value="907.31" calcext:value-type="float">
            <text:p>907.31</text:p>
          </table:table-cell>
        </table:table-row>
        <table:table-row table:style-name="ro1">
          <table:table-cell office:value-type="string" calcext:value-type="string">
            <text:p>Run 9</text:p>
          </table:table-cell>
          <table:table-cell office:value-type="float" office:value="10284" calcext:value-type="float">
            <text:p>10284</text:p>
          </table:table-cell>
          <table:table-cell office:value-type="float" office:value="10196" calcext:value-type="float">
            <text:p>10196</text:p>
          </table:table-cell>
          <table:table-cell office:value-type="float" office:value="572" calcext:value-type="float">
            <text:p>572</text:p>
          </table:table-cell>
          <table:table-cell office:value-type="float" office:value="9614" calcext:value-type="float">
            <text:p>9614</text:p>
          </table:table-cell>
          <table:table-cell office:value-type="float" office:value="0.502148" calcext:value-type="float">
            <text:p>0.502148</text:p>
          </table:table-cell>
          <table:table-cell office:value-type="float" office:value="51502000" calcext:value-type="float">
            <text:p>51502000</text:p>
          </table:table-cell>
          <table:table-cell office:value-type="float" office:value="440550" calcext:value-type="float">
            <text:p>440550</text:p>
          </table:table-cell>
          <table:table-cell office:value-type="float" office:value="910.91" calcext:value-type="float">
            <text:p>910.91</text:p>
          </table:table-cell>
        </table:table-row>
        <table:table-row table:style-name="ro1">
          <table:table-cell office:value-type="string" calcext:value-type="string">
            <text:p>Run 10</text:p>
          </table:table-cell>
          <table:table-cell office:value-type="float" office:value="10148" calcext:value-type="float">
            <text:p>10148</text:p>
          </table:table-cell>
          <table:table-cell office:value-type="float" office:value="10332" calcext:value-type="float">
            <text:p>10332</text:p>
          </table:table-cell>
          <table:table-cell office:value-type="float" office:value="549" calcext:value-type="float">
            <text:p>549</text:p>
          </table:table-cell>
          <table:table-cell office:value-type="float" office:value="9773" calcext:value-type="float">
            <text:p>9773</text:p>
          </table:table-cell>
          <table:table-cell office:value-type="float" office:value="0.495508" calcext:value-type="float">
            <text:p>0.495508</text:p>
          </table:table-cell>
          <table:table-cell office:value-type="float" office:value="52159000" calcext:value-type="float">
            <text:p>52159000</text:p>
          </table:table-cell>
          <table:table-cell office:value-type="float" office:value="436475" calcext:value-type="float">
            <text:p>436475</text:p>
          </table:table-cell>
          <table:table-cell office:value-type="float" office:value="909.745" calcext:value-type="float">
            <text:p>909.7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09:27:58.540427175</meta:creation-date>
    <dc:date>2016-08-25T09:59:14.095972228</dc:date>
    <meta:editing-duration>PT8M55S</meta:editing-duration>
    <meta:editing-cycles>1</meta:editing-cycles>
    <meta:document-statistic meta:table-count="1" meta:cell-count="199" meta:object-count="0"/>
    <meta:generator>LibreOffice/5.1.4.2$Linux_X86_64 LibreOffice_project/10m0$Build-2</meta:generator>
  </office:meta>
</office:document-meta>
</file>